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paragraph-rsid="000f7c36"/>
    </style:style>
    <style:style style:name="P2" style:family="paragraph" style:parent-style-name="Heading_20_4">
      <style:text-properties officeooo:paragraph-rsid="001126d7"/>
    </style:style>
    <style:style style:name="P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Heading_20_3">
      <style:paragraph-properties fo:text-align="center" style:justify-single-word="false"/>
      <style:text-properties fo:font-size="12pt" fo:font-weight="bold" officeooo:rsid="001126d7" style:font-size-asian="12pt" style:font-weight-asian="bold" style:font-size-complex="12pt" style:font-weight-complex="bold"/>
    </style:style>
    <style:style style:name="P5" style:family="paragraph" style:parent-style-name="Horizontal_20_Line" style:list-style-name="L3">
      <style:text-properties officeooo:paragraph-rsid="001126d7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>
      <style:paragraph-properties fo:text-align="center" style:justify-single-word="false"/>
      <style:text-properties fo:font-size="12pt" fo:font-weight="bold" officeooo:rsid="001126d7" style:font-size-asian="12pt" style:font-weight-asian="bold" style:font-size-complex="12pt" style:font-weight-complex="bold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in" fo:margin-bottom="0in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in" fo:margin-bottom="0in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in" fo:margin-bottom="0in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in" fo:margin-bottom="0in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5">
      <style:paragraph-properties fo:margin-top="0in" fo:margin-bottom="0in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 fo:margin-top="0in" fo:margin-bottom="0in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7">
      <style:paragraph-properties fo:margin-top="0in" fo:margin-bottom="0in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8">
      <style:paragraph-properties fo:margin-top="0in" fo:margin-bottom="0in" style:contextual-spacing="false"/>
    </style:style>
    <style:style style:name="P42" style:family="paragraph" style:parent-style-name="Text_20_body" style:list-style-name="L19"/>
    <style:style style:name="P43" style:family="paragraph" style:parent-style-name="Text_20_body" style:list-style-name="L19">
      <style:paragraph-properties fo:margin-top="0in" fo:margin-bottom="0in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0">
      <style:paragraph-properties fo:margin-top="0in" fo:margin-bottom="0in" style:contextual-spacing="false"/>
    </style:style>
    <style:style style:name="P46" style:family="paragraph" style:parent-style-name="Text_20_body" style:list-style-name="L21"/>
    <style:style style:name="P47" style:family="paragraph" style:parent-style-name="Text_20_body" style:list-style-name="L21">
      <style:paragraph-properties fo:margin-top="0in" fo:margin-bottom="0in" style:contextual-spacing="false"/>
    </style:style>
    <style:style style:name="P48" style:family="paragraph" style:parent-style-name="Text_20_body" style:list-style-name="L22"/>
    <style:style style:name="P49" style:family="paragraph" style:parent-style-name="Text_20_body" style:list-style-name="L22">
      <style:paragraph-properties fo:margin-top="0in" fo:margin-bottom="0in" style:contextual-spacing="false"/>
    </style:style>
    <style:style style:name="T1" style:family="text">
      <style:text-properties officeooo:rsid="000f7c36"/>
    </style:style>
    <style:style style:name="T2" style:family="text">
      <style:text-properties fo:font-size="14pt" fo:font-style="italic" fo:font-weight="normal" officeooo:rsid="001126d7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span text:style-name="Strong_20_Emphasis"><text:span text:style-name="T3">Puzzle Generation Prompt:</text:span></text:span></text:h>
      <text:p text:style-name="Text_20_body"><text:span text:style-name="Strong_20_Emphasis">Objective:</text:span> Create a unique, engaging, and logically challenging problem scenario designed to test fluid intelligence, focusing on pattern recognition, abstract reasoning, and creative problem-solving. This problem must adhere to the following framework and detailed requirements.</text:p>
      <text:h text:style-name="Heading_20_4" text:outline-level="4"><text:span text:style-name="Strong_20_Emphasis">Framework for Problem Design</text:span></text:h>
      <text:p text:style-name="Text_20_body"><text:span text:style-name="Strong_20_Emphasis">1. Scenario and Context:</text:span></text:p>
      <text:list text:style-name="L11">
        <text:list-item>
          <text:p text:style-name="P27">Provide a vivid and engaging background story set in a fictional or real-world setting that immerses the test-taker in a challenge requiring critical thinking, pattern recognition, and problem-solving.</text:p>
        </text:list-item>
        <text:list-item>
          <text:p text:style-name="P27">The scenario should be complex enough to require uncovering deeper layers of the problem through reasoning. Embedded clues within the narrative should guide progression, providing the test-taker with the tools to solve the problem through pattern identification.</text:p>
        </text:list-item>
        <text:list-item>
          <text:p text:style-name="P26">The roles, themes, and problem context can vary widely, such as detective work, engineering challenges, or medical mysteries. Ensure that the test-taker can engage with the problem even without specialized background knowledge in the subject matter.</text:p>
        </text:list-item>
      </text:list>
      <text:p text:style-name="Text_20_body"><text:span text:style-name="Strong_20_Emphasis">2. Data Points:</text:span></text:p>
      <text:list text:style-name="L12">
        <text:list-item>
          <text:p text:style-name="P29">Integrate <text:span text:style-name="Strong_20_Emphasis">5 distinct, interconnected data points</text:span> that contribute meaningfully to solving the problem. These data points should have the following types:</text:p>
          <text:list>
            <text:list-item>
              <text:p text:style-name="P29"><text:span text:style-name="Strong_20_Emphasis">Numerical or Symbolic Patterns:</text:span> These could be numbers, shapes, symbols, or visual patterns within the narrative.</text:p>
            </text:list-item>
            <text:list-item>
              <text:p text:style-name="P29"><text:span text:style-name="Strong_20_Emphasis">Maps, Charts, or Textual Clues:</text:span> Use relevant clues embedded in the text that require analysis or deduction.</text:p>
            </text:list-item>
            <text:list-item>
              <text:p text:style-name="P29"><text:span text:style-name="Strong_20_Emphasis">Observational or Environmental Elements:</text:span> These could be subtle hints based on the environment or context in the story.</text:p>
            </text:list-item>
          </text:list>
        </text:list-item>
        <text:list-item>
          <text:p text:style-name="P29">Each data point must connect logically and contribute to identifying relationships, patterns, or clues in the puzzle.</text:p>
        </text:list-item>
        <text:list-item>
          <text:p text:style-name="P28">Ensure the data points interrelate cohesively and guide the test-taker toward discovering the correct solution.</text:p>
        </text:list-item>
      </text:list>
      <text:p text:style-name="Text_20_body"><text:span text:style-name="Strong_20_Emphasis">3. Challenge Dynamics:</text:span></text:p>
      <text:list text:style-name="L13">
        <text:list-item>
          <text:p text:style-name="P31">The problem should require the test-taker to:</text:p>
          <text:list>
            <text:list-item>
              <text:p text:style-name="P31"><text:span text:style-name="Strong_20_Emphasis">Detect Patterns:</text:span> Identify relationships between the provided data points, including abstract or hidden patterns.</text:p>
            </text:list-item>
            <text:list-item>
              <text:p text:style-name="P31"><text:span text:style-name="Strong_20_Emphasis">Establish Logical Connections:</text:span> Build coherent links between the data points to form a full solution.</text:p>
            </text:list-item>
            <text:list-item>
              <text:p text:style-name="P30"><text:span text:style-name="Strong_20_Emphasis">Apply Creativity and Deduction:</text:span> Utilize innovative thinking to interpret the data and solve the problem, considering non-obvious ways in which elements interconnect.</text:p>
            </text:list-item>
          </text:list>
        </text:list-item>
      </text:list>
      <text:h text:style-name="Heading_20_4" text:outline-level="4"><text:soft-page-break/><text:span text:style-name="Strong_20_Emphasis">Stages and Complexity:</text:span></text:h>
      <text:p text:style-name="Text_20_body"><text:span text:style-name="Strong_20_Emphasis">Stage 1: Analytical Thinking</text:span></text:p>
      <text:list text:style-name="L14">
        <text:list-item>
          <text:p text:style-name="P33">Focus on understanding the scenario and extracting the key data points from the narrative.</text:p>
        </text:list-item>
        <text:list-item>
          <text:p text:style-name="P32">Present the data in a way that encourages engagement, challenging the test-taker to recognize patterns or uncover hidden information.</text:p>
        </text:list-item>
      </text:list>
      <text:p text:style-name="Text_20_body"><text:span text:style-name="Strong_20_Emphasis">Stage 2: Communication Ability and Information Conduction</text:span></text:p>
      <text:list text:style-name="L15">
        <text:list-item>
          <text:p text:style-name="P35"><text:span text:style-name="Strong_20_Emphasis">To Children (ages 8-12):</text:span></text:p>
          <text:list>
            <text:list-item>
              <text:p text:style-name="P35">Explain the solution using relatable examples, simple analogies, and creative expressions that appeal to the imagination.</text:p>
            </text:list-item>
            <text:list-item>
              <text:p text:style-name="P35">Use visual aids or metaphors to assist in the explanation.</text:p>
            </text:list-item>
          </text:list>
        </text:list-item>
        <text:list-item>
          <text:p text:style-name="P35"><text:span text:style-name="Strong_20_Emphasis">To Adults:</text:span></text:p>
          <text:list>
            <text:list-item>
              <text:p text:style-name="P35">Provide a clear and logical explanation using precise, accessible terminology. Use relevant examples to make abstract concepts understandable.</text:p>
            </text:list-item>
          </text:list>
        </text:list-item>
        <text:list-item>
          <text:p text:style-name="P35"><text:span text:style-name="Strong_20_Emphasis">Resume-like Summary:</text:span></text:p>
          <text:list>
            <text:list-item>
              <text:p text:style-name="P34">A brief, clear summary of the problem and its solution should be provided for a general audience, ensuring conciseness and accessibility.</text:p>
            </text:list-item>
          </text:list>
        </text:list-item>
      </text:list>
      <text:p text:style-name="Text_20_body"><text:span text:style-name="Strong_20_Emphasis">Stage 3: Synthesis and Adaptability</text:span></text:p>
      <text:list text:style-name="L16">
        <text:list-item>
          <text:p text:style-name="P37">Add a new element or twist to the scenario that forces the test-taker to adapt their initial solution. This could involve reconsidering the data points or applying new reasoning.</text:p>
        </text:list-item>
        <text:list-item>
          <text:p text:style-name="P36">The twist should challenge the test-taker's flexibility and ability to adapt to changing circumstances.</text:p>
        </text:list-item>
      </text:list>
      <text:p text:style-name="Text_20_body"><text:span text:style-name="Strong_20_Emphasis">Stage 4: Introspective Reflection</text:span></text:p>
      <text:list text:style-name="L17">
        <text:list-item>
          <text:p text:style-name="P39">Encourage the test-taker to reflect on their problem-solving process by asking:</text:p>
          <text:list>
            <text:list-item>
              <text:p text:style-name="P39">"Which parts of the problem were the most challenging, and why?"</text:p>
            </text:list-item>
            <text:list-item>
              <text:p text:style-name="P39">"How did you adapt your approach when faced with new data or twists?"</text:p>
            </text:list-item>
            <text:list-item>
              <text:p text:style-name="P38">"What does this reveal about your problem-solving style and cognitive strengths?"</text:p>
            </text:list-item>
          </text:list>
        </text:list-item>
      </text:list>
      <text:p text:style-name="Text_20_body"><text:span text:style-name="Strong_20_Emphasis">Stage 5: Meta-Cognitive Evaluation</text:span></text:p>
      <text:list text:style-name="L18">
        <text:list-item>
          <text:p text:style-name="P41">Assess the test-taker's problem-solving strategy:</text:p>
          <text:list>
            <text:list-item>
              <text:p text:style-name="P41">How efficiently did they identify and extract patterns?</text:p>
            </text:list-item>
            <text:list-item>
              <text:p text:style-name="P41">How well did they communicate their solution to both children and adults?</text:p>
            </text:list-item>
            <text:list-item>
              <text:p text:style-name="P40">How effectively did they adapt their thinking to address the new twist?</text:p>
            </text:list-item>
          </text:list>
        </text:list-item>
      </text:list>
      <text:h text:style-name="Heading_20_4" text:outline-level="4"><text:span text:style-name="Strong_20_Emphasis">Solution and Rationale:</text:span></text:h>
      <text:p text:style-name="Text_20_body"><text:span text:style-name="Strong_20_Emphasis">1. Provide a detailed explanation of the correct solution:</text:span></text:p>
      <text:list text:style-name="L19">
        <text:list-item>
          <text:p text:style-name="P43">Break down the logical and creative steps involved in solving the problem.</text:p>
        </text:list-item>
        <text:list-item>
          <text:p text:style-name="P42">Highlight the mental constructs used during the process, such as abstraction, creativity, deduction, and adaptability.</text:p>
        </text:list-item>
      </text:list>
      <text:p text:style-name="Text_20_body"><text:soft-page-break/><text:span text:style-name="Strong_20_Emphasis">2. Communication Strategies:</text:span></text:p>
      <text:list text:style-name="L20">
        <text:list-item>
          <text:p text:style-name="P45">Include examples of effective communication strategies for explaining the solution to both children and adults.</text:p>
        </text:list-item>
        <text:list-item>
          <text:p text:style-name="P44">The explanation should be clear, relatable, and aimed at enhancing understanding, tailored to the cognitive level of the intended audience.</text:p>
        </text:list-item>
      </text:list>
      <text:h text:style-name="Heading_20_4" text:outline-level="4"><text:span text:style-name="Strong_20_Emphasis">Additional Requirements:</text:span></text:h>
      <text:list text:style-name="L21">
        <text:list-item>
          <text:p text:style-name="P47">The puzzle must be entirely original, ensuring it does not overlap with previous scenarios or templates.</text:p>
        </text:list-item>
        <text:list-item>
          <text:p text:style-name="P47">The problem should promote <text:span text:style-name="Strong_20_Emphasis">self-reflection</text:span> by encouraging the test-taker to consider:</text:p>
          <text:list>
            <text:list-item>
              <text:p text:style-name="P47">Potential <text:span text:style-name="Strong_20_Emphasis">cognitive biases</text:span> that may limit fluid intelligence.</text:p>
            </text:list-item>
            <text:list-item>
              <text:p text:style-name="P47">The influence of the <text:span text:style-name="Strong_20_Emphasis">ego</text:span> and comfort zones in problem-solving.</text:p>
            </text:list-item>
            <text:list-item>
              <text:p text:style-name="P46">Insights into their own <text:span text:style-name="Strong_20_Emphasis">problem-solving approaches</text:span> and areas for growth.</text:p>
            </text:list-item>
          </text:list>
        </text:list-item>
      </text:list>
      <text:p text:style-name="Horizontal_20_Line"/>
      <text:h text:style-name="Heading_20_3" text:outline-level="3"><text:span text:style-name="Strong_20_Emphasis">Key Elements to Keep in Mind When Generating the Puzzle:</text:span></text:h>
      <text:list text:style-name="L22">
        <text:list-item>
          <text:p text:style-name="P49"><text:span text:style-name="Strong_20_Emphasis">Pattern Seeking:</text:span> Ensure the data points are hidden within the narrative, requiring the test-taker to use pattern recognition to solve the puzzle.</text:p>
        </text:list-item>
        <text:list-item>
          <text:p text:style-name="P49"><text:span text:style-name="Strong_20_Emphasis">Mental Abilities Focus:</text:span> Emphasize the development of skills like logical reasoning, deduction, creativity, and adaptability.</text:p>
        </text:list-item>
        <text:list-item>
          <text:p text:style-name="P48"><text:span text:style-name="Strong_20_Emphasis">Intrigue and Uniqueness:</text:span> The scenario should be immersive, engaging, and multi-layered, providing room for creative problem-solving while ensuring that the clues are logically connected to form a cohesive solution.</text:p>
        </text:list-item>
      </text:list>
      <text:p text:style-name="P25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22:10:56.929000000</meta:creation-date>
    <dc:date>2025-01-09T03:12:54.724000000</dc:date>
    <meta:editing-duration>PT2H28M3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61" meta:word-count="828" meta:character-count="5553" meta:non-whitespace-character-count="4830"/>
  </office:meta>
</office:document-meta>
</file>